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_L/mm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d_s/m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hler s</text:p>
          </table:table-cell>
          <table:table-cell table:number-columns-repeated="3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ehler d_s</text:p>
          </table:table-cell>
          <table:table-cell table:number-columns-repeated="3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 /mm</text:p>
          </table:table-cell>
          <table:table-cell table:formula="of:=[.B3]*100/[.B2]" office:value-type="float" office:value="1.49253731343284" calcext:value-type="float">
            <text:p>1,4925373134</text:p>
          </table:table-cell>
          <table:table-cell table:formula="of:=[.C3]*10/[.C2]" office:value-type="float" office:value="0.0581395348837209" calcext:value-type="float">
            <text:p>0,0581395349</text:p>
          </table:table-cell>
          <table:table-cell table:formula="of:=[.D3]*10/[.D2]" office:value-type="float" office:value="0.0232558139534884" calcext:value-type="float">
            <text:p>0,023255814</text:p>
          </table:table-cell>
        </table:table-row>
        <table:table-row table:style-name="ro1">
          <table:table-cell office:value-type="string" calcext:value-type="string">
            <text:p>Fehler d /mm</text:p>
          </table:table-cell>
          <table:table-cell table:formula="of:=SQRT(POWER(([.B5]*100/[.B2]);2)+POWER((100*[.B3]/POWER([.B2];2)*[.B4]);2))" office:value-type="float" office:value="0.0149668763931752" calcext:value-type="float">
            <text:p>0,0149668764</text:p>
          </table:table-cell>
          <table:table-cell table:formula="of:=SQRT(POWER(([.C5]*100/[.C2]);2)+POWER((100*[.C3]/POWER([.C2];2)*[.C4]);2))" office:value-type="float" office:value="0.0116328190286428" calcext:value-type="float">
            <text:p>0,011632819</text:p>
          </table:table-cell>
          <table:table-cell table:formula="of:=SQRT(POWER(([.D5]*100/[.D2]);2)+POWER((100*[.D3]/POWER([.D2];2)*[.D4]);2))" office:value-type="float" office:value="0.0116286930444805" calcext:value-type="float">
            <text:p>0,011628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[.B3]/[.B6]*[.B1]/([.B2]/100-1)" office:value-type="float" office:value="2.35087719298246" calcext:value-type="float">
            <text:p>2,350877193</text:p>
          </table:table-cell>
          <table:table-cell table:formula="of:=[.C3]/[.C6]*[.C1]/([.C2]/100-1)" office:value-type="float" office:value="45.2631578947368" calcext:value-type="float">
            <text:p>45,2631578947</text:p>
          </table:table-cell>
          <table:table-cell table:formula="of:=[.D3]/[.D6]*[.D1]/([.D2]/100-1)" office:value-type="float" office:value="79.2105263157895" calcext:value-type="float">
            <text:p>79,2105263158</text:p>
          </table:table-cell>
        </table:table-row>
        <table:table-row table:style-name="ro1">
          <table:table-cell office:value-type="string" calcext:value-type="string">
            <text:p>Fehler 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03:52.777314867</meta:creation-date>
    <dc:date>2016-03-13T20:30:44.425382013</dc:date>
    <meta:editing-duration>PT5M44S</meta:editing-duration>
    <meta:editing-cycles>1</meta:editing-cycles>
    <meta:document-statistic meta:table-count="1" meta:cell-count="33" meta:object-count="0"/>
    <meta:generator>LibreOffice/5.1.0.3$Linux_X86_64 LibreOffice_project/10m0$Build-3</meta:generator>
  </office:meta>
</office:document-meta>
</file>